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4c1" officeooo:paragraph-rsid="00077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s :</text:p>
      <text:p text:style-name="P1"><text:a xlink:type="simple" xlink:href="https://web.facebook.com/Najlashomemade?_rdc=1&amp;_rdr" text:style-name="Internet_20_link" text:visited-style-name="Visited_20_Internet_20_Link">https://web.facebook.com/Najlashomemade?_rdc=1&amp;_rdr</text:a></text:p>
      <text:p text:style-name="P1">Romer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2:41:35.789340453</meta:creation-date>
    <dc:date>2017-09-30T12:42:09.506795030</dc:date>
    <meta:editing-duration>PT34S</meta:editing-duration>
    <meta:editing-cycles>1</meta:editing-cycles>
    <meta:document-statistic meta:table-count="0" meta:image-count="0" meta:object-count="0" meta:page-count="1" meta:paragraph-count="3" meta:word-count="4" meta:character-count="71" meta:non-whitespace-character-count="69"/>
    <meta:generator>LibreOffice/5.1.6.2$Linux_X86_64 LibreOffice_project/10m0$Build-2</meta:generator>
  </office:meta>
</office:document-meta>
</file>